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1cm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solid"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7cm" fo:min-width="1.6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1.24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1.24cm"/>
    </style:style>
    <style:style style:name="gr6" style:family="graphic" style:parent-style-name="objectwithoutfill">
      <style:graphic-properties draw:stroke="dash" draw:stroke-dash="Ultrafine_20_2_20_Dots_20_3_20_Dashes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weight="bold"/>
    </style:style>
    <style:style style:name="P4" style:family="paragraph">
      <loext:graphic-properties draw:fill="none" draw:fill-color="#ffffff"/>
      <style:text-properties fo:font-weight="bold"/>
    </style:style>
    <style:style style:name="P5" style:family="paragraph">
      <loext:graphic-properties draw:fill-color="#ffffff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517cm" svg:y1="18.81cm" svg:x2="2.517cm" svg:y2="1.167cm">
          <text:p/>
        </draw:line>
        <draw:line draw:style-name="gr2" draw:text-style-name="P1" draw:layer="layout" svg:x1="2.517cm" svg:y1="18.81cm" svg:x2="26.6cm" svg:y2="18.81cm">
          <text:p/>
        </draw:line>
        <draw:frame draw:style-name="gr3" draw:text-style-name="P2" draw:layer="layout" svg:width="2.122cm" svg:height="1.497cm" svg:x="0.417cm" svg:y="3.97cm">
          <draw:text-box>
            <text:p>P<text:span text:style-name="T1">1</text:span></text:p>
          </draw:text-box>
        </draw:frame>
        <draw:frame draw:style-name="gr4" draw:text-style-name="P4" draw:layer="layout" svg:width="1.741cm" svg:height="1.23cm" svg:x="0.6cm" svg:y="1.2cm">
          <draw:text-box>
            <text:p text:style-name="P3">P</text:p>
          </draw:text-box>
        </draw:frame>
        <draw:frame draw:style-name="gr3" draw:text-style-name="P2" draw:layer="layout" svg:width="2.122cm" svg:height="1.497cm" svg:x="18.833cm" svg:y="19.066cm">
          <draw:text-box>
            <text:p>V<text:span text:style-name="T1">2</text:span></text:p>
          </draw:text-box>
        </draw:frame>
        <draw:frame draw:style-name="gr3" draw:text-style-name="P2" draw:layer="layout" svg:width="2.122cm" svg:height="1.497cm" svg:x="7.033cm" svg:y="19.103cm">
          <draw:text-box>
            <text:p>V<text:span text:style-name="T1">1</text:span></text:p>
          </draw:text-box>
        </draw:frame>
        <draw:frame draw:style-name="gr5" draw:text-style-name="P4" draw:layer="layout" svg:width="1.74cm" svg:height="1.23cm" svg:x="25.407cm" svg:y="19.07cm">
          <draw:text-box>
            <text:p text:style-name="P3">V</text:p>
          </draw:text-box>
        </draw:frame>
        <draw:frame draw:style-name="gr3" draw:text-style-name="P2" draw:layer="layout" svg:width="2.122cm" svg:height="1.497cm" svg:x="0.347cm" svg:y="12.228cm">
          <draw:text-box>
            <text:p>P<text:span text:style-name="T1">2</text:span></text:p>
          </draw:text-box>
        </draw:frame>
        <draw:line draw:style-name="gr6" draw:text-style-name="P1" draw:layer="layout" svg:x1="2.539cm" svg:y1="4.637cm" svg:x2="23.988cm" svg:y2="4.637cm">
          <text:p/>
        </draw:line>
        <draw:line draw:style-name="gr6" draw:text-style-name="P1" draw:layer="layout" svg:x1="2.539cm" svg:y1="12.967cm" svg:x2="23.988cm" svg:y2="12.967cm">
          <text:p/>
        </draw:line>
        <draw:line draw:style-name="gr7" draw:text-style-name="P1" draw:layer="layout" svg:x1="6.2cm" svg:y1="4.637cm" svg:x2="19.2cm" svg:y2="12.967cm">
          <text:p/>
        </draw:line>
        <draw:path draw:style-name="gr7" draw:text-style-name="P1" draw:layer="layout" svg:width="4.717cm" svg:height="14.972cm" draw:transform="rotate (-1.89403130426425) translate (20.3972797682159cm 9.39285460970859cm)" svg:viewBox="0 0 4718 14973" svg:d="M0 14973c7554 0 3769-14973 3769-14973">
          <text:p/>
        </draw:path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6666ff" draw:marker-start="Circle" draw:marker-end="Rounded_20_large_20_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erson Gomes</meta:initial-creator>
    <meta:creation-date>2016-02-11T16:20:25</meta:creation-date>
    <dc:date>2017-07-21T12:29:27.685734462</dc:date>
    <meta:editing-duration>P2DT3H7M15S</meta:editing-duration>
    <meta:editing-cycles>15</meta:editing-cycles>
    <meta:generator>LibreOffice/5.1.6.2$Linux_X86_64 LibreOffice_project/10m0$Build-2</meta:generator>
    <meta:document-statistic meta:object-count="35"/>
  </office:meta>
</office:document-meta>
</file>